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REQ1</text:p>
          </table:table-cell>
          <table:table-cell office:value-type="string">
            <text:p>REQ2</text:p>
          </table:table-cell>
          <table:table-cell office:value-type="string">
            <text:p>REQ3</text:p>
          </table:table-cell>
          <table:table-cell office:value-type="string">
            <text:p>REQ4</text:p>
          </table:table-cell>
          <table:table-cell office:value-type="string">
            <text:p>REQ5</text:p>
          </table:table-cell>
          <table:table-cell office:value-type="string">
            <text:p>REQ6</text:p>
          </table:table-cell>
          <table:table-cell office:value-type="string">
            <text:p>REQ7</text:p>
          </table:table-cell>
        </table:table-row>
        <table:table-row table:style-name="ro1">
          <table:table-cell office:value-type="string">
            <text:p>GameTest().testInitGame1()</text:p>
          </table:table-cell>
          <table:table-cell table:style-name="ce1"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GameTest().testInitGame2()</text:p>
          </table:table-cell>
          <table:table-cell table:style-name="ce1"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GameTest().testChangeTurn2()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GameTest().testChangeTurn3()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GameTest().testChangeTurn4()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GameTest().testValidCorner1()</text:p>
          </table:table-cell>
          <table:table-cell table:number-columns-repeated="4"/>
          <table:table-cell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ameTest().testValidCorner2()</text:p>
          </table:table-cell>
          <table:table-cell table:number-columns-repeated="4"/>
          <table:table-cell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ameTest().testPlaceFirstTile1()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>
            <text:p>GameTest().testPlaceFirstTile2()</text:p>
          </table:table-cell>
          <table:table-cell table:number-columns-repeated="7"/>
        </table:table-row>
        <table:table-row table:style-name="ro1">
          <table:table-cell office:value-type="string">
            <text:p>GameTest().testPlaceFirstTile3()</text:p>
          </table:table-cell>
          <table:table-cell/>
          <table:table-cell table:style-name="ce1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GameTest().testValidPosition1()</text:p>
          </table:table-cell>
          <table:table-cell table:number-columns-repeated="3"/>
          <table:table-cell table:number-columns-repeated="2"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ameTest().testValidPosition2()</text:p>
          </table:table-cell>
          <table:table-cell table:number-columns-repeated="3"/>
          <table:table-cell table:number-columns-repeated="2"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ameTest().testValidPosition3()</text:p>
          </table:table-cell>
          <table:table-cell table:number-columns-repeated="3"/>
          <table:table-cell table:number-columns-repeated="2"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ameTest().testValidPosition4()</text:p>
          </table:table-cell>
          <table:table-cell table:number-columns-repeated="3"/>
          <table:table-cell table:number-columns-repeated="2"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TileTest().testTileInvert()</text:p>
          </table:table-cell>
          <table:table-cell/>
          <table:table-cell table:style-name="ce1"/>
          <table:table-cell table:style-name="ce1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TileTest().testTileRotate()</text:p>
          </table:table-cell>
          <table:table-cell/>
          <table:table-cell table:style-name="ce1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TileTest().testAllTiles()</text:p>
          </table:table-cell>
          <table:table-cell/>
          <table:table-cell table:number-columns-repeated="2" table:style-name="ce1" office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-00-0000</text:date>, <text:time style:data-style-name="N2" text:time-value="0000-00-00T18:22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2-12-06T19:08:21</meta:creation-date>
    <dc:date>2012-12-07T18:35:10</dc:date>
    <dc:creator>Rui Maia</dc:creator>
    <meta:editing-duration>PT54M47S</meta:editing-duration>
    <meta:editing-cycles>3</meta:editing-cycles>
    <meta:generator>LibreOffice/3.6$Linux_x86 LibreOffice_project/360m1$Build-2</meta:generator>
    <meta:document-statistic meta:table-count="1" meta:cell-count="44" meta:object-count="0"/>
  </office:meta>
</office:document-meta>
</file>